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05f706" officeooo:paragraph-rsid="0005f706"/>
    </style:style>
    <style:style style:name="P2" style:family="paragraph" style:parent-style-name="Standard">
      <style:text-properties style:font-name="Times New Roman" fo:font-weight="bold" officeooo:rsid="0005f706" officeooo:paragraph-rsid="0005f706" style:font-weight-asian="bold" style:font-weight-complex="bold"/>
    </style:style>
    <style:style style:name="P3" style:family="paragraph" style:parent-style-name="Standard">
      <style:text-properties style:font-name="Times New Roman" fo:font-weight="bold" officeooo:rsid="00088ad1" officeooo:paragraph-rsid="00088ad1" style:font-weight-asian="bold" style:font-weight-complex="bold"/>
    </style:style>
    <style:style style:name="P4" style:family="paragraph" style:parent-style-name="Standard">
      <style:text-properties style:font-name="Times New Roman" fo:font-weight="bold" officeooo:rsid="000c14c1" officeooo:paragraph-rsid="000c14c1" style:font-weight-asian="bold" style:font-weight-complex="bold"/>
    </style:style>
    <style:style style:name="P5" style:family="paragraph" style:parent-style-name="Standard">
      <style:text-properties style:font-name="Times New Roman" fo:font-weight="normal" officeooo:rsid="0005f706" officeooo:paragraph-rsid="0005f706" style:font-weight-asian="normal" style:font-weight-complex="normal"/>
    </style:style>
    <style:style style:name="P6" style:family="paragraph" style:parent-style-name="Standard">
      <style:text-properties style:font-name="Times New Roman" fo:font-size="10pt" fo:font-weight="normal" officeooo:rsid="0005f706" officeooo:paragraph-rsid="0005f706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imes New Roman" fo:font-size="10pt" fo:font-weight="normal" officeooo:rsid="0005f706" officeooo:paragraph-rsid="00088ad1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Times New Roman" fo:font-size="10pt" fo:font-weight="normal" officeooo:rsid="00088ad1" officeooo:paragraph-rsid="00088ad1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Times New Roman" fo:font-size="10pt" fo:font-weight="normal" officeooo:rsid="00088ad1" officeooo:paragraph-rsid="000a3f7e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Times New Roman" fo:font-size="10pt" fo:font-weight="normal" officeooo:rsid="0005f706" officeooo:paragraph-rsid="0005f706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fo:font-weight="normal" officeooo:rsid="0006e8d1" officeooo:paragraph-rsid="0006e8d1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Times New Roman" fo:font-size="10pt" fo:font-weight="normal" officeooo:rsid="00088ad1" officeooo:paragraph-rsid="00088ad1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Times New Roman" fo:font-size="10pt" fo:font-weight="normal" officeooo:rsid="00088ad1" officeooo:paragraph-rsid="000a3f7e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font-name="Times New Roman" fo:font-size="10pt" fo:font-weight="normal" officeooo:rsid="000c14c1" officeooo:paragraph-rsid="000c14c1" style:font-size-asian="8.75pt" style:font-weight-asian="normal" style:font-size-complex="10pt" style:font-weight-complex="normal"/>
    </style:style>
    <style:style style:name="P15" style:family="paragraph" style:parent-style-name="Standard">
      <style:text-properties style:font-name="Times New Roman" fo:font-size="10pt" officeooo:rsid="0005f706" officeooo:paragraph-rsid="0005f706" style:font-size-asian="10pt" style:font-size-complex="10pt"/>
    </style:style>
    <style:style style:name="P16" style:family="paragraph" style:parent-style-name="Standard">
      <style:text-properties style:font-name="Times New Roman" fo:font-size="12pt" fo:font-weight="bold" officeooo:rsid="0005f706" officeooo:paragraph-rsid="0005f706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Times New Roman" fo:font-size="12pt" fo:font-weight="bold" officeooo:rsid="0005f706" officeooo:paragraph-rsid="00088ad1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Times New Roman" fo:font-size="12pt" fo:font-weight="bold" officeooo:rsid="0006e8d1" officeooo:paragraph-rsid="0006e8d1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Times New Roman" fo:font-size="12pt" fo:font-weight="bold" officeooo:rsid="00088ad1" officeooo:paragraph-rsid="00088ad1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Times New Roman" fo:font-size="12pt" fo:font-weight="bold" officeooo:rsid="00088ad1" officeooo:paragraph-rsid="000a3f7e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Times New Roman" fo:font-size="12pt" fo:font-weight="bold" officeooo:rsid="000c14c1" officeooo:paragraph-rsid="000c14c1" style:font-size-asian="12pt" style:font-weight-asian="bold" style:font-size-complex="12pt" style:font-weight-complex="bold"/>
    </style:style>
    <style:style style:name="T1" style:family="text">
      <style:text-properties officeooo:rsid="00088a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0 Test Menù di selezione congettura</text:p>
      <text:p text:style-name="P4"/>
      <text:p text:style-name="P4">Test 1.0.1</text:p>
      <text:p text:style-name="P14"><text:s/>PROGRAMMA DI TEST CONGETTURE DI BEAL - COLLATZ - CRAMÉR</text:p>
      <text:p text:style-name="P14"/>
      <text:p text:style-name="P14">[1] Beal</text:p>
      <text:p text:style-name="P14">[2] Collatz</text:p>
      <text:p text:style-name="P14">[3] Cramér</text:p>
      <text:p text:style-name="P14"/>
      <text:p text:style-name="P14">Digita il numero della tua scelta e premi 'Invio'. </text:p>
      <text:p text:style-name="P14"/>
      <text:p text:style-name="P14">a</text:p>
      <text:p text:style-name="P14">Valore fuori range! </text:p>
      <text:p text:style-name="P14"/>
      <text:p text:style-name="P14"><text:s/>PROGRAMMA DI TEST CONGETTURE DI BEAL - COLLATZ - CRAMÉR</text:p>
      <text:p text:style-name="P14"/>
      <text:p text:style-name="P14">[1] Beal</text:p>
      <text:p text:style-name="P14">[2] Collatz</text:p>
      <text:p text:style-name="P14">[3] Cramér</text:p>
      <text:p text:style-name="P14"/>
      <text:p text:style-name="P14">Digita il numero della tua scelta e premi 'Invio'. </text:p>
      <text:p text:style-name="P14"/>
      <text:p text:style-name="P21">Test 1.0.2</text:p>
      <text:p text:style-name="P14"><text:s/>PROGRAMMA DI TEST CONGETTURE DI BEAL - COLLATZ - CRAMÉR</text:p>
      <text:p text:style-name="P14"/>
      <text:p text:style-name="P14">[1] Beal</text:p>
      <text:p text:style-name="P14">[2] Collatz</text:p>
      <text:p text:style-name="P14">[3] Cramér</text:p>
      <text:p text:style-name="P14"/>
      <text:p text:style-name="P14">Digita il numero della tua scelta e premi 'Invio'. </text:p>
      <text:p text:style-name="P14"/>
      <text:p text:style-name="P14">$1</text:p>
      <text:p text:style-name="P14">Valore fuori range! </text:p>
      <text:p text:style-name="P14"/>
      <text:p text:style-name="P14"><text:s/>PROGRAMMA DI TEST CONGETTURE DI BEAL - COLLATZ - CRAMÉR</text:p>
      <text:p text:style-name="P14"/>
      <text:p text:style-name="P14">[1] Beal</text:p>
      <text:p text:style-name="P14">[2] Collatz</text:p>
      <text:p text:style-name="P14">[3] Cramér</text:p>
      <text:p text:style-name="P14"/>
      <text:p text:style-name="P14">Digita il numero della tua scelta e premi 'Invio'. </text:p>
      <text:p text:style-name="P14"/>
      <text:p text:style-name="P14"/>
      <text:p text:style-name="P2">1.<text:span text:style-name="T1">1</text:span> Test congettura di Beal</text:p>
      <text:p text:style-name="P6">PROGRAMMA DI TEST CONGETTURE DI BEAL - COLLATZ - CRAMÉR</text:p>
      <text:p text:style-name="P6"/>
      <text:p text:style-name="P6">[1] Beal</text:p>
      <text:p text:style-name="P6">[2] Collatz</text:p>
      <text:p text:style-name="P6">[3] Cramér</text:p>
      <text:p text:style-name="P6"/>
      <text:p text:style-name="P6">Digita il numero della tua scelta e premi 'Invio'.</text:p>
      <text:p text:style-name="P6">Operazione scelta: 1</text:p>
      <text:p text:style-name="P6"/>
      <text:p text:style-name="P2">Test <text:span text:style-name="T1">1.</text:span>1.1</text:p>
      <text:p text:style-name="P15">Equazione A^x + B^y = C^z</text:p>
      <text:p text:style-name="P15"/>
      <text:p text:style-name="P15">Digita valore letterale A ≥ 1: 3</text:p>
      <text:p text:style-name="P15">Digita valore letterale B ≥ 1: 6</text:p>
      <text:p text:style-name="P15">Digita valore letterale C ≥ 1: 3</text:p>
      <text:p text:style-name="P15">Digita esponente x ≥ 3: 3</text:p>
      <text:p text:style-name="P15">Digita esponente y ≥ 3: 3</text:p>
      <text:p text:style-name="P15"><text:soft-page-break/>Digita esponente z ≥ 3: 5</text:p>
      <text:p text:style-name="P15"/>
      <text:p text:style-name="P15">Equazione e congettura verificata per i parametri inseriti.</text:p>
      <text:p text:style-name="P15">Vi è almeno un fattore primo in comune fra A,B e C.</text:p>
      <text:p text:style-name="P1"/>
      <text:p text:style-name="P2">Test <text:span text:style-name="T1">1.</text:span>1.2</text:p>
      <text:p text:style-name="P6">Equazione A^x + B^y = C^z</text:p>
      <text:p text:style-name="P6"/>
      <text:p text:style-name="P6">Digita valore letterale A ≥ 1: 7</text:p>
      <text:p text:style-name="P6">Digita valore letterale B ≥ 1: 7</text:p>
      <text:p text:style-name="P6">Digita valore letterale C ≥ 1: 98</text:p>
      <text:p text:style-name="P6">Digita esponente x ≥ 3: 6</text:p>
      <text:p text:style-name="P6">Digita esponente y ≥ 3: 7</text:p>
      <text:p text:style-name="P6">Digita esponente z ≥ 3: 3</text:p>
      <text:p text:style-name="P6"/>
      <text:p text:style-name="P6">Equazione e congettura verificata per i parametri inseriti.</text:p>
      <text:p text:style-name="P6">Vi è almeno un fattore primo in comune fra A,B e C.</text:p>
      <text:p text:style-name="P5"/>
      <text:p text:style-name="P2">Test <text:span text:style-name="T1">1.</text:span>1.3</text:p>
      <text:p text:style-name="P6">Equazione A^x + B^y = C^z</text:p>
      <text:p text:style-name="P6"/>
      <text:p text:style-name="P6">Digita valore letterale A ≥ 1: 7</text:p>
      <text:p text:style-name="P6">Digita valore letterale B ≥ 1: 7</text:p>
      <text:p text:style-name="P6">Digita valore letterale C ≥ 1: 14</text:p>
      <text:p text:style-name="P6">Digita esponente x ≥ 3: 3</text:p>
      <text:p text:style-name="P6">Digita esponente y ≥ 3: 4</text:p>
      <text:p text:style-name="P6">Digita esponente z ≥ 3: 3</text:p>
      <text:p text:style-name="P6"/>
      <text:p text:style-name="P6">Equazione e congettura verificata per i parametri inseriti.</text:p>
      <text:p text:style-name="P6">Vi è almeno un fattore primo in comune fra A,B e C.</text:p>
      <text:p text:style-name="P6"/>
      <text:p text:style-name="P16">Test <text:span text:style-name="T1">1.</text:span>1.4</text:p>
      <text:p text:style-name="P10">Equazione A^x + B^y = C^z</text:p>
      <text:p text:style-name="P10"/>
      <text:p text:style-name="P10">Digita valore letterale A ≥ 1: 1</text:p>
      <text:p text:style-name="P10">Digita valore letterale B ≥ 1: 2</text:p>
      <text:p text:style-name="P10">Digita valore letterale C ≥ 1: 3</text:p>
      <text:p text:style-name="P10">Digita esponente x ≥ 3: 3</text:p>
      <text:p text:style-name="P10">Digita esponente y ≥ 3: 3</text:p>
      <text:p text:style-name="P10">Digita esponente z ≥ 3: 3</text:p>
      <text:p text:style-name="P10"/>
      <text:p text:style-name="P10">Equazione e congettura non verificata per i parametri inseriti.</text:p>
      <text:p text:style-name="P10">Non vi è alcun fattore primo fra A,B,C.</text:p>
      <text:p text:style-name="P2">Test <text:span text:style-name="T1">1.</text:span>1.5</text:p>
      <text:p text:style-name="P10">Equazione A^x + B^y = C^z</text:p>
      <text:p text:style-name="P10"/>
      <text:p text:style-name="P10">Digita valore letterale A ≥ 1: 3</text:p>
      <text:p text:style-name="P10">Digita valore letterale B ≥ 1: a</text:p>
      <text:p text:style-name="P10">Valore non accettabile! </text:p>
      <text:p text:style-name="P10">Digita valore letterale B ≥ 1: 6</text:p>
      <text:p text:style-name="P10">Digita valore letterale C ≥ 1: 3</text:p>
      <text:p text:style-name="P10">Digita esponente x ≥ 3: d</text:p>
      <text:p text:style-name="P10">Valore non accettabile! </text:p>
      <text:p text:style-name="P10">Digita esponente x ≥ 3: 3</text:p>
      <text:p text:style-name="P10">Digita esponente y ≥ 3: 67</text:p>
      <text:p text:style-name="P10">Digita esponente z ≥ 3: 1029374</text:p>
      <text:p text:style-name="P10">Potenza troppo elevata!</text:p>
      <text:p text:style-name="P10">Digita esponente z ≥ 3: 10</text:p>
      <text:p text:style-name="P10"/>
      <text:p text:style-name="P10">Equazione e congettura non verificata per i parametri inseriti.</text:p>
      <text:p text:style-name="P10">Vi è almeno un fattore primo in comune fra A,B e C.</text:p>
      <text:p text:style-name="P5"><text:soft-page-break/></text:p>
      <text:p text:style-name="P2">Test <text:span text:style-name="T1">1.</text:span>1.6</text:p>
      <text:p text:style-name="P10">Equazione A^x + B^y = C^z</text:p>
      <text:p text:style-name="P10"/>
      <text:p text:style-name="P10">Digita valore letterale A ≥ 1: 1</text:p>
      <text:p text:style-name="P10">Digita valore letterale B ≥ 1: 2</text:p>
      <text:p text:style-name="P10">Digita valore letterale C ≥ 1: 3</text:p>
      <text:p text:style-name="P10">Digita esponente x ≥ 3: 3</text:p>
      <text:p text:style-name="P10">Digita esponente y ≥ 3: 3</text:p>
      <text:p text:style-name="P10">Digita esponente z ≥ 3: 3</text:p>
      <text:p text:style-name="P10"/>
      <text:p text:style-name="P10">Equazione e congettura non verificata per i parametri inseriti.</text:p>
      <text:p text:style-name="P10">Non vi è alcun fattore primo fra A,B,C.</text:p>
      <text:p text:style-name="P10"/>
      <text:p text:style-name="P16">Test <text:span text:style-name="T1">1.</text:span>1.7</text:p>
      <text:p text:style-name="P10">Equazione A^x + B^y = C^z</text:p>
      <text:p text:style-name="P10"/>
      <text:p text:style-name="P10">Digita valore letterale A ≥ 1: -12</text:p>
      <text:p text:style-name="P10">Valore non accettabile! </text:p>
      <text:p text:style-name="P10">Digita valore letterale A ≥ 1: -</text:p>
      <text:p text:style-name="P10">Valore non accettabile! </text:p>
      <text:p text:style-name="P10">Digita valore letterale A ≥ 1: 0</text:p>
      <text:p text:style-name="P10">Valore non accettabile! </text:p>
      <text:p text:style-name="P10">Digita valore letterale A ≥ 1: 67</text:p>
      <text:p text:style-name="P10">Digita valore letterale B ≥ 1: +</text:p>
      <text:p text:style-name="P10">Valore non accettabile! </text:p>
      <text:p text:style-name="P10">Digita valore letterale B ≥ 1: 12</text:p>
      <text:p text:style-name="P10">Digita valore letterale C ≥ 1: &gt;C</text:p>
      <text:p text:style-name="P10">Valore non accettabile! </text:p>
      <text:p text:style-name="P10">Digita valore letterale C ≥ 1: 12A</text:p>
      <text:p text:style-name="P10">Digita esponente x ≥ 3: A12</text:p>
      <text:p text:style-name="P10">Valore non accettabile! </text:p>
      <text:p text:style-name="P10">Digita esponente x ≥ 3: 12A</text:p>
      <text:p text:style-name="P10">Digita esponente y ≥ 3: 23</text:p>
      <text:p text:style-name="P10">Digita esponente z ≥ 3: 2</text:p>
      <text:p text:style-name="P10">Valore non accettabile! </text:p>
      <text:p text:style-name="P10">Digita esponente z ≥ 3: 1</text:p>
      <text:p text:style-name="P10">Valore non accettabile! </text:p>
      <text:p text:style-name="P10">Digita esponente z ≥ 3: 0</text:p>
      <text:p text:style-name="P10">Valore non accettabile! </text:p>
      <text:p text:style-name="P10">Digita esponente z ≥ 3: accetta</text:p>
      <text:p text:style-name="P10">Valore non accettabile! </text:p>
      <text:p text:style-name="P10">Digita esponente z ≥ 3: 1 2</text:p>
      <text:p text:style-name="P10">Valore non accettabile! </text:p>
      <text:p text:style-name="P10">Digita esponente z ≥ 3: 12</text:p>
      <text:p text:style-name="P10"/>
      <text:p text:style-name="P10">Equazione e congettura non verificata per i parametri inseriti.</text:p>
      <text:p text:style-name="P10">Non vi è alcun fattore primo fra A,B,C.</text:p>
      <text:p text:style-name="P10"/>
      <text:p text:style-name="P18">Test <text:span text:style-name="T1">1.</text:span>1.8</text:p>
      <text:p text:style-name="P11">Equazione A^x + B^y = C^z</text:p>
      <text:p text:style-name="P11"/>
      <text:p text:style-name="P11">Digita valore letterale A ≥ 1: 1</text:p>
      <text:p text:style-name="P11">Digita valore letterale B ≥ 1: 1</text:p>
      <text:p text:style-name="P11">Digita valore letterale C ≥ 1: 1</text:p>
      <text:p text:style-name="P11">Digita esponente x ≥ 3: 3</text:p>
      <text:p text:style-name="P11">Digita esponente y ≥ 3: 3</text:p>
      <text:p text:style-name="P11">Digita esponente z ≥ 3: 3</text:p>
      <text:p text:style-name="P11"/>
      <text:p text:style-name="P11">Equazione e congettura non verificata per i parametri inseriti.</text:p>
      <text:p text:style-name="P11">Non vi è alcun fattore primo fra A,B,C.</text:p>
      <text:p text:style-name="P11"/>
      <text:p text:style-name="P18"><text:soft-page-break/>Test <text:span text:style-name="T1">1.</text:span>1.9</text:p>
      <text:p text:style-name="P11">Equazione A^x + B^y = C^z</text:p>
      <text:p text:style-name="P11"/>
      <text:p text:style-name="P11">Digita valore letterale A ≥ 1: 11</text:p>
      <text:p text:style-name="P11">Digita valore letterale B ≥ 1: 11</text:p>
      <text:p text:style-name="P11">Digita valore letterale C ≥ 1: 1</text:p>
      <text:p text:style-name="P11">Digita esponente x ≥ 3: 3</text:p>
      <text:p text:style-name="P11">Digita esponente y ≥ 3: 3</text:p>
      <text:p text:style-name="P11">Digita esponente z ≥ 3: 3</text:p>
      <text:p text:style-name="P11"/>
      <text:p text:style-name="P11">Equazione e congettura non verificata per i parametri inseriti.</text:p>
      <text:p text:style-name="P11">Non vi è alcun fattore primo fra A,B,C.</text:p>
      <text:p text:style-name="P11"/>
      <text:p text:style-name="P18">Test <text:span text:style-name="T1">1.</text:span>1.10</text:p>
      <text:p text:style-name="P10">Equazione A^x + B^y = C^z</text:p>
      <text:p text:style-name="P10"/>
      <text:p text:style-name="P10">Digita valore letterale A ≥ 1: <text:s text:c="11"/></text:p>
      <text:p text:style-name="P10"/>
      <text:p text:style-name="P10">12</text:p>
      <text:p text:style-name="P10">Digita valore letterale B ≥ 1: <text:s text:c="11"/>239828392839</text:p>
      <text:p text:style-name="P10">Valore non accettabile! </text:p>
      <text:p text:style-name="P10">Digita valore letterale B ≥ 1: <text:s text:c="12"/>11</text:p>
      <text:p text:style-name="P10">Digita valore letterale C ≥ 1: 11</text:p>
      <text:p text:style-name="P10">Digita esponente x ≥ 3: 11</text:p>
      <text:p text:style-name="P10">Digita esponente y ≥ 3: 11</text:p>
      <text:p text:style-name="P10">Digita esponente z ≥ 3: 11</text:p>
      <text:p text:style-name="P10"/>
      <text:p text:style-name="P10">Equazione e congettura non verificata per i parametri inseriti.</text:p>
      <text:p text:style-name="P10">Non vi è alcun fattore primo fra A,B,C.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.2 Test congettura di Collatz</text:p>
      <text:p text:style-name="P7">PROGRAMMA DI TEST CONGETTURE DI BEAL - COLLATZ - CRAMÉR</text:p>
      <text:p text:style-name="P7"/>
      <text:p text:style-name="P7">[1] Beal</text:p>
      <text:p text:style-name="P7">[2] Collatz</text:p>
      <text:p text:style-name="P7">[3] Cramér</text:p>
      <text:p text:style-name="P7"/>
      <text:p text:style-name="P7">Digita il numero della tua scelta e premi 'Invio'.</text:p>
      <text:p text:style-name="P7">Operazione scelta: <text:span text:style-name="T1">2</text:span></text:p>
      <text:p text:style-name="P7"/>
      <text:p text:style-name="P19">Test 1.2.1</text:p>
      <text:p text:style-name="P12">Digita un numero intero &gt; 0: </text:p>
      <text:p text:style-name="P12">0</text:p>
      <text:p text:style-name="P12">Valore fuori range! </text:p>
      <text:p text:style-name="P12">Digita un numero intero &gt; 0: </text:p>
      <text:p text:style-name="P12">1</text:p>
      <text:p text:style-name="P12">Numeri generati:</text:p>
      <text:p text:style-name="P12"/>
      <text:p text:style-name="P12"><text:soft-page-break/><text:s/>4</text:p>
      <text:p text:style-name="P12"><text:s/>2</text:p>
      <text:p text:style-name="P12"><text:s/>1</text:p>
      <text:p text:style-name="P12">La congettura è verificata. Ho raggiunto n = 1</text:p>
      <text:p text:style-name="P12"/>
      <text:p text:style-name="P19">Test 1.2.2</text:p>
      <text:p text:style-name="P12">Digita un numero intero &gt; 0: </text:p>
      <text:p text:style-name="P12">-12</text:p>
      <text:p text:style-name="P12">Valore fuori range! </text:p>
      <text:p text:style-name="P12">Digita un numero intero &gt; 0: </text:p>
      <text:p text:style-name="P12">12 </text:p>
      <text:p text:style-name="P12">Numeri generati:</text:p>
      <text:p text:style-name="P12"/>
      <text:p text:style-name="P12"><text:s/>6</text:p>
      <text:p text:style-name="P12"><text:s/>3</text:p>
      <text:p text:style-name="P12"><text:s/>10</text:p>
      <text:p text:style-name="P12"><text:s/>5</text:p>
      <text:p text:style-name="P12"><text:s/>16</text:p>
      <text:p text:style-name="P12"><text:s/>8</text:p>
      <text:p text:style-name="P12"><text:s/>4</text:p>
      <text:p text:style-name="P12"><text:s/>2</text:p>
      <text:p text:style-name="P12"><text:s/>1</text:p>
      <text:p text:style-name="P12">La congettura è verificata. Ho raggiunto n = 1</text:p>
      <text:p text:style-name="P12"/>
      <text:p text:style-name="P19">Test 1.2.3</text:p>
      <text:p text:style-name="P12">Digita un numero intero &gt; 0: </text:p>
      <text:p text:style-name="P12">2</text:p>
      <text:p text:style-name="P12">Numeri generati:</text:p>
      <text:p text:style-name="P12"/>
      <text:p text:style-name="P12"><text:s/>1</text:p>
      <text:p text:style-name="P12">La congettura è verificata. Ho raggiunto n = 1</text:p>
      <text:p text:style-name="P12"/>
      <text:p text:style-name="P19">Test 1.2.4</text:p>
      <text:p text:style-name="P12">Digita un numero intero &gt; 0: </text:p>
      <text:p text:style-name="P12">$</text:p>
      <text:p text:style-name="P12">Valore fuori range! </text:p>
      <text:p text:style-name="P12">Digita un numero intero &gt; 0: </text:p>
      <text:p text:style-name="P12">$ $ &amp;</text:p>
      <text:p text:style-name="P12">Valore fuori range! </text:p>
      <text:p text:style-name="P12">Digita un numero intero &gt; 0: </text:p>
      <text:p text:style-name="P12">&gt;2</text:p>
      <text:p text:style-name="P12">Valore fuori range! </text:p>
      <text:p text:style-name="P12">Digita un numero intero &gt; 0: </text:p>
      <text:p text:style-name="P12">2A</text:p>
      <text:p text:style-name="P12">Numeri generati:</text:p>
      <text:p text:style-name="P12"/>
      <text:p text:style-name="P12"><text:s/>1</text:p>
      <text:p text:style-name="P12">La congettura è verificata. Ho raggiunto n = 1</text:p>
      <text:p text:style-name="P3"/>
      <text:p text:style-name="P3">Test 1.2.5</text:p>
      <text:p text:style-name="P12">Digita un numero intero &gt; 0: </text:p>
      <text:p text:style-name="P12">34</text:p>
      <text:p text:style-name="P12">Numeri generati:</text:p>
      <text:p text:style-name="P12"/>
      <text:p text:style-name="P12"><text:s/>17</text:p>
      <text:p text:style-name="P12"><text:s/>52</text:p>
      <text:p text:style-name="P12"><text:s/>26</text:p>
      <text:p text:style-name="P12"><text:s/>13</text:p>
      <text:p text:style-name="P12"><text:s/>40</text:p>
      <text:p text:style-name="P12"><text:s/>20</text:p>
      <text:p text:style-name="P12"><text:s/>10</text:p>
      <text:p text:style-name="P12"><text:s/>5</text:p>
      <text:p text:style-name="P12"><text:soft-page-break/><text:s/>16</text:p>
      <text:p text:style-name="P12"><text:s/>8</text:p>
      <text:p text:style-name="P12"><text:s/>4</text:p>
      <text:p text:style-name="P12"><text:s/>2</text:p>
      <text:p text:style-name="P12"><text:s/>1</text:p>
      <text:p text:style-name="P12">La congettura è verificata. Ho raggiunto n = 1</text:p>
      <text:p text:style-name="P12"/>
      <text:p text:style-name="P19">Test 1.2.6</text:p>
      <text:p text:style-name="P12">Digita un numero intero &gt; 0: </text:p>
      <text:p text:style-name="P12">a</text:p>
      <text:p text:style-name="P12">Valore fuori range! </text:p>
      <text:p text:style-name="P12">Digita un numero intero &gt; 0: </text:p>
      <text:p text:style-name="P12">A</text:p>
      <text:p text:style-name="P12">Valore fuori range! </text:p>
      <text:p text:style-name="P12">Digita un numero intero &gt; 0: </text:p>
      <text:p text:style-name="P12"><text:s/>A</text:p>
      <text:p text:style-name="P12">Valore fuori range! </text:p>
      <text:p text:style-name="P12">Digita un numero intero &gt; 0: </text:p>
      <text:p text:style-name="P12"><text:s/>a</text:p>
      <text:p text:style-name="P12">Valore fuori range! </text:p>
      <text:p text:style-name="P12">Digita un numero intero &gt; 0: </text:p>
      <text:p text:style-name="P12">1</text:p>
      <text:p text:style-name="P12">Numeri generati:</text:p>
      <text:p text:style-name="P12"/>
      <text:p text:style-name="P12"><text:s/>4</text:p>
      <text:p text:style-name="P12"><text:s/>2</text:p>
      <text:p text:style-name="P12"><text:s/>1</text:p>
      <text:p text:style-name="P12">La congettura è verificata. Ho raggiunto n = 1</text:p>
      <text:p text:style-name="P12"/>
      <text:p text:style-name="P19">Test 1.2.7</text:p>
      <text:p text:style-name="P12">Digita un numero intero &gt; 0: </text:p>
      <text:p text:style-name="P12">11</text:p>
      <text:p text:style-name="P12">Numeri generati:</text:p>
      <text:p text:style-name="P12"/>
      <text:p text:style-name="P12"><text:s/>34</text:p>
      <text:p text:style-name="P12"><text:s/>17</text:p>
      <text:p text:style-name="P12"><text:s/>52</text:p>
      <text:p text:style-name="P12"><text:s/>26</text:p>
      <text:p text:style-name="P12"><text:s/>13</text:p>
      <text:p text:style-name="P12"><text:s/>40</text:p>
      <text:p text:style-name="P12"><text:s/>20</text:p>
      <text:p text:style-name="P12"><text:s/>10</text:p>
      <text:p text:style-name="P12"><text:s/>5</text:p>
      <text:p text:style-name="P12"><text:s/>16</text:p>
      <text:p text:style-name="P12"><text:s/>8</text:p>
      <text:p text:style-name="P12"><text:s/>4</text:p>
      <text:p text:style-name="P12"><text:s/>2</text:p>
      <text:p text:style-name="P12"><text:s/>1</text:p>
      <text:p text:style-name="P12">La congettura è verificata. Ho raggiunto n = 1</text:p>
      <text:p text:style-name="P12"/>
      <text:p text:style-name="P19">Test 1.2.8</text:p>
      <text:p text:style-name="P12">Digita un numero intero &gt; 0: </text:p>
      <text:p text:style-name="P12">-99999</text:p>
      <text:p text:style-name="P12">Valore fuori range! </text:p>
      <text:p text:style-name="P12">Digita un numero intero &gt; 0: </text:p>
      <text:p text:style-name="P12">-99</text:p>
      <text:p text:style-name="P12">Valore fuori range! </text:p>
      <text:p text:style-name="P12">Digita un numero intero &gt; 0: </text:p>
      <text:p text:style-name="P12">+99</text:p>
      <text:p text:style-name="P12">Numeri generati:</text:p>
      <text:p text:style-name="P12"/>
      <text:p text:style-name="P12"><text:s/>298</text:p>
      <text:p text:style-name="P12"><text:soft-page-break/><text:s/>149</text:p>
      <text:p text:style-name="P12"><text:s/>448</text:p>
      <text:p text:style-name="P12"><text:s/>224</text:p>
      <text:p text:style-name="P12"><text:s/>112</text:p>
      <text:p text:style-name="P12"><text:s/>56</text:p>
      <text:p text:style-name="P12"><text:s/>28</text:p>
      <text:p text:style-name="P12"><text:s/>14</text:p>
      <text:p text:style-name="P12"><text:s/>7</text:p>
      <text:p text:style-name="P12"><text:s/>22</text:p>
      <text:p text:style-name="P12"><text:s/>11</text:p>
      <text:p text:style-name="P12"><text:s/>34</text:p>
      <text:p text:style-name="P12"><text:s/>17</text:p>
      <text:p text:style-name="P12"><text:s/>52</text:p>
      <text:p text:style-name="P12"><text:s/>26</text:p>
      <text:p text:style-name="P12"><text:s/>13</text:p>
      <text:p text:style-name="P12"><text:s/>40</text:p>
      <text:p text:style-name="P12"><text:s/>20</text:p>
      <text:p text:style-name="P12"><text:s/>10</text:p>
      <text:p text:style-name="P12"><text:s/>5</text:p>
      <text:p text:style-name="P12"><text:s/>16</text:p>
      <text:p text:style-name="P12"><text:s/>8</text:p>
      <text:p text:style-name="P12"><text:s/>4</text:p>
      <text:p text:style-name="P12"><text:s/>2</text:p>
      <text:p text:style-name="P12"><text:s/>1</text:p>
      <text:p text:style-name="P12">La congettura è verificata. Ho raggiunto n = 1</text:p>
      <text:p text:style-name="P12"/>
      <text:p text:style-name="P19">Test 1.2.9</text:p>
      <text:p text:style-name="P12">Digita un numero intero &gt; 0: </text:p>
      <text:p text:style-name="P12">+1</text:p>
      <text:p text:style-name="P12">Numeri generati:</text:p>
      <text:p text:style-name="P12"/>
      <text:p text:style-name="P12"><text:s/>4</text:p>
      <text:p text:style-name="P12"><text:s/>2</text:p>
      <text:p text:style-name="P12"><text:s/>1</text:p>
      <text:p text:style-name="P12">La congettura è verificata. Ho raggiunto n = 1</text:p>
      <text:p text:style-name="P12"/>
      <text:p text:style-name="P19">Test 1.2.10</text:p>
      <text:p text:style-name="P12">Digita un numero intero &gt; 0: </text:p>
      <text:p text:style-name="P12">(12)</text:p>
      <text:p text:style-name="P12">Valore fuori range! </text:p>
      <text:p text:style-name="P12">Digita un numero intero &gt; 0: </text:p>
      <text:p text:style-name="P12">(12</text:p>
      <text:p text:style-name="P12">Valore fuori range! </text:p>
      <text:p text:style-name="P12">Digita un numero intero &gt; 0: </text:p>
      <text:p text:style-name="P12">12)</text:p>
      <text:p text:style-name="P12">Numeri generati:</text:p>
      <text:p text:style-name="P12"/>
      <text:p text:style-name="P12"><text:s/>6</text:p>
      <text:p text:style-name="P12"><text:s/>3</text:p>
      <text:p text:style-name="P12"><text:s/>10</text:p>
      <text:p text:style-name="P12"><text:s/>5</text:p>
      <text:p text:style-name="P12"><text:s/>16</text:p>
      <text:p text:style-name="P12"><text:s/>8</text:p>
      <text:p text:style-name="P12"><text:s/>4</text:p>
      <text:p text:style-name="P12"><text:s/>2</text:p>
      <text:p text:style-name="P12"><text:s/>1</text:p>
      <text:p text:style-name="P12">La congettura è verificata. Ho raggiunto n = 1</text:p>
      <text:p text:style-name="P12"/>
      <text:p text:style-name="P12"/>
      <text:p text:style-name="P19">1.3 Test congettura di Cramér</text:p>
      <text:p text:style-name="P7">PROGRAMMA DI TEST CONGETTURE DI BEAL - COLLATZ - CRAMÉR</text:p>
      <text:p text:style-name="P7"/>
      <text:p text:style-name="P7"><text:soft-page-break/>[1] Beal</text:p>
      <text:p text:style-name="P7">[2] Collatz</text:p>
      <text:p text:style-name="P7">[3] Cramér</text:p>
      <text:p text:style-name="P7"/>
      <text:p text:style-name="P7">Digita il numero della tua scelta e premi 'Invio'.</text:p>
      <text:p text:style-name="P7">Operazione scelta: <text:span text:style-name="T1">3</text:span></text:p>
      <text:p text:style-name="P17"/>
      <text:p text:style-name="P19">Test 1.3.1</text:p>
      <text:p text:style-name="P9">Digita un numero primo ≥ 11 e premere 'Invio'. </text:p>
      <text:p text:style-name="P9">Successivamente digita un altro numero primo consecutivo al precedente e premere 'Invio'.</text:p>
      <text:p text:style-name="P9"/>
      <text:p text:style-name="P9">11</text:p>
      <text:p text:style-name="P9">13</text:p>
      <text:p text:style-name="P9"/>
      <text:p text:style-name="P9">Differenza tra i due numeri primi: 2</text:p>
      <text:p text:style-name="P9">Quadrato del Logaritmo naturale del primo minore: 5.75</text:p>
      <text:p text:style-name="P9">Rapporto tra la differenza dei due primi ed il quadrato del Logaritmo naturale del minore: 0.35</text:p>
      <text:p text:style-name="P9"/>
      <text:p text:style-name="P9">La congettura è verificata per i parametri inseriti</text:p>
      <text:p text:style-name="P20"><text:line-break/>Test 1.3.2</text:p>
      <text:p text:style-name="P13">Digita un numero primo ≥ 11 e premere 'Invio'. </text:p>
      <text:p text:style-name="P13">Successivamente digita un altro numero primo consecutivo al precedente e premere 'Invio'.</text:p>
      <text:p text:style-name="P13"/>
      <text:p text:style-name="P13">11</text:p>
      <text:p text:style-name="P13">11</text:p>
      <text:p text:style-name="P13">Valore non accettabile, hai inserito due primi identici oppure il secondo più piccolo</text:p>
      <text:p text:style-name="P13">13</text:p>
      <text:p text:style-name="P13"/>
      <text:p text:style-name="P13">Differenza tra i due numeri primi: 2</text:p>
      <text:p text:style-name="P13">Quadrato del Logaritmo naturale del primo minore: 5.75</text:p>
      <text:p text:style-name="P13">Rapporto tra la differenza dei due primi ed il quadrato del Logaritmo naturale del minore: 0.35</text:p>
      <text:p text:style-name="P13"/>
      <text:p text:style-name="P13">La congettura è verificata per i parametri inseriti</text:p>
      <text:p text:style-name="P13"/>
      <text:p text:style-name="P19">Test 1.3.3</text:p>
      <text:p text:style-name="P12">Digita un numero primo ≥ 11 e premere 'Invio'. </text:p>
      <text:p text:style-name="P12">Successivamente digita un altro numero primo consecutivo al precedente e premere 'Invio'.</text:p>
      <text:p text:style-name="P12"/>
      <text:p text:style-name="P12">11</text:p>
      <text:p text:style-name="P12">23</text:p>
      <text:p text:style-name="P12">Valore non accettabile, non è un numero primo consecutivo al primo.</text:p>
      <text:p text:style-name="P12">13</text:p>
      <text:p text:style-name="P12"/>
      <text:p text:style-name="P12">Differenza tra i due numeri primi: 2</text:p>
      <text:p text:style-name="P12">Quadrato del Logaritmo naturale del primo minore: 5.75</text:p>
      <text:p text:style-name="P12">Rapporto tra la differenza dei due primi ed il quadrato del Logaritmo naturale del minore: 0.35</text:p>
      <text:p text:style-name="P12"/>
      <text:p text:style-name="P12">La congettura è verificata per i parametri inseriti</text:p>
      <text:p text:style-name="P12"/>
      <text:p text:style-name="P19">Test 1.3.4</text:p>
      <text:p text:style-name="P8">Digita un numero primo ≥ 11 e premere 'Invio'. </text:p>
      <text:p text:style-name="P8">Successivamente digita un altro numero primo consecutivo al precedente e premere 'Invio'.</text:p>
      <text:p text:style-name="P8"/>
      <text:p text:style-name="P8">23</text:p>
      <text:p text:style-name="P8">24</text:p>
      <text:p text:style-name="P8">Non è un numero primo! </text:p>
      <text:p text:style-name="P8">25</text:p>
      <text:p text:style-name="P8">Non è un numero primo! </text:p>
      <text:p text:style-name="P8">29</text:p>
      <text:p text:style-name="P8"/>
      <text:p text:style-name="P8"><text:soft-page-break/>Differenza tra i due numeri primi: 6</text:p>
      <text:p text:style-name="P8">Quadrato del Logaritmo naturale del primo minore: 9.83</text:p>
      <text:p text:style-name="P8">Rapporto tra la differenza dei due primi ed il quadrato del Logaritmo naturale del minore: 0.61</text:p>
      <text:p text:style-name="P8"/>
      <text:p text:style-name="P8">La congettura è verificata per i parametri inseriti</text:p>
      <text:p text:style-name="P8"/>
      <text:p text:style-name="P19">Test 1.3.5</text:p>
      <text:p text:style-name="P12">Digita un numero primo ≥ 11 e premere 'Invio'. </text:p>
      <text:p text:style-name="P12">Successivamente digita un altro numero primo consecutivo al precedente e premere 'Invio'.</text:p>
      <text:p text:style-name="P12"/>
      <text:p text:style-name="P12">99999999999999999999999999999999999999999999999999999</text:p>
      <text:p text:style-name="P12">Valore fuori range! </text:p>
      <text:p text:style-name="P12">999</text:p>
      <text:p text:style-name="P12">Non è un numero primo! </text:p>
      <text:p text:style-name="P12">3456</text:p>
      <text:p text:style-name="P12">Non è un numero primo! </text:p>
      <text:p text:style-name="P12">7891</text:p>
      <text:p text:style-name="P12">Non è un numero primo! </text:p>
      <text:p text:style-name="P12">307</text:p>
      <text:p text:style-name="P12">367</text:p>
      <text:p text:style-name="P12">Valore non accettabile, non è un numero primo consecutivo al primo.</text:p>
      <text:p text:style-name="P12">311</text:p>
      <text:p text:style-name="P12"/>
      <text:p text:style-name="P12">Differenza tra i due numeri primi: 4</text:p>
      <text:p text:style-name="P12">Quadrato del Logaritmo naturale del primo minore: 32.80</text:p>
      <text:p text:style-name="P12">Rapporto tra la differenza dei due primi ed il quadrato del Logaritmo naturale del minore: 0.12</text:p>
      <text:p text:style-name="P12"/>
      <text:p text:style-name="P12">La congettura è verificata per i parametri inseriti</text:p>
      <text:p text:style-name="P12"/>
      <text:p text:style-name="P19">Test 1.3.6</text:p>
      <text:p text:style-name="P12">Digita un numero primo ≥ 11 e premere 'Invio'. </text:p>
      <text:p text:style-name="P12">Successivamente digita un altro numero primo consecutivo al precedente e premere 'Invio'.</text:p>
      <text:p text:style-name="P12"/>
      <text:p text:style-name="P12">a</text:p>
      <text:p text:style-name="P12">Valore fuori range! </text:p>
      <text:p text:style-name="P12">1</text:p>
      <text:p text:style-name="P12">Valore fuori range! </text:p>
      <text:p text:style-name="P12">$</text:p>
      <text:p text:style-name="P12">Valore fuori range! </text:p>
      <text:p text:style-name="P12">.</text:p>
      <text:p text:style-name="P12">Valore fuori range! </text:p>
      <text:p text:style-name="P12">11A</text:p>
      <text:p text:style-name="P12">12A</text:p>
      <text:p text:style-name="P12">Non è un numero primo! </text:p>
      <text:p text:style-name="P12">13B</text:p>
      <text:p text:style-name="P12"/>
      <text:p text:style-name="P12">Differenza tra i due numeri primi: 2</text:p>
      <text:p text:style-name="P12">Quadrato del Logaritmo naturale del primo minore: 5.75</text:p>
      <text:p text:style-name="P12">Rapporto tra la differenza dei due primi ed il quadrato del Logaritmo naturale del minore: 0.35</text:p>
      <text:p text:style-name="P12"/>
      <text:p text:style-name="P12">La congettura è verificata per i parametri inseriti</text:p>
      <text:p text:style-name="P12"/>
      <text:p text:style-name="P19">Test 1.3.7</text:p>
      <text:p text:style-name="P12">Digita un numero primo ≥ 11 e premere 'Invio'. </text:p>
      <text:p text:style-name="P12">Successivamente digita un altro numero primo consecutivo al precedente e premere 'Invio'.</text:p>
      <text:p text:style-name="P12"/>
      <text:p text:style-name="P12">421</text:p>
      <text:p text:style-name="P12">431</text:p>
      <text:p text:style-name="P12"/>
      <text:p text:style-name="P12">Differenza tra i due numeri primi: 10</text:p>
      <text:p text:style-name="P12">Quadrato del Logaritmo naturale del primo minore: 36.51</text:p>
      <text:p text:style-name="P12">Rapporto tra la differenza dei due primi ed il quadrato del Logaritmo naturale del minore: 0.27</text:p>
      <text:p text:style-name="P12"><text:soft-page-break/></text:p>
      <text:p text:style-name="P12">La congettura è verificata per i parametri inseriti</text:p>
      <text:p text:style-name="P12"/>
      <text:p text:style-name="P19">Test 1.3.8</text:p>
      <text:p text:style-name="P12">Digita un numero primo ≥ 11 e premere 'Invio'. </text:p>
      <text:p text:style-name="P12">Successivamente digita un altro numero primo consecutivo al precedente e premere 'Invio'.</text:p>
      <text:p text:style-name="P12"/>
      <text:p text:style-name="P12">421+431</text:p>
      <text:p text:style-name="P12">431+433</text:p>
      <text:p text:style-name="P12"/>
      <text:p text:style-name="P12">Differenza tra i due numeri primi: 10</text:p>
      <text:p text:style-name="P12">Quadrato del Logaritmo naturale del primo minore: 36.51</text:p>
      <text:p text:style-name="P12">Rapporto tra la differenza dei due primi ed il quadrato del Logaritmo naturale del minore: 0.27</text:p>
      <text:p text:style-name="P12"/>
      <text:p text:style-name="P12">La congettura è verificata per i parametri inseriti</text:p>
      <text:p text:style-name="P12"/>
      <text:p text:style-name="P19">Test 1.3.9</text:p>
      <text:p text:style-name="P12">Digita un numero primo ≥ 11 e premere 'Invio'. </text:p>
      <text:p text:style-name="P12">Successivamente digita un altro numero primo consecutivo al precedente e premere 'Invio'.</text:p>
      <text:p text:style-name="P12"/>
      <text:p text:style-name="P12">uniurb</text:p>
      <text:p text:style-name="P12">Valore fuori range! </text:p>
      <text:p text:style-name="P12">B4</text:p>
      <text:p text:style-name="P12">Valore fuori range! </text:p>
      <text:p text:style-name="P12">la scelta</text:p>
      <text:p text:style-name="P12">Valore fuori range! </text:p>
      <text:p text:style-name="P12">$$$ <text:s text:c="11"/></text:p>
      <text:p text:style-name="P12">Valore fuori range! </text:p>
      <text:p text:style-name="P12">3</text:p>
      <text:p text:style-name="P12">Valore fuori range! </text:p>
      <text:p text:style-name="P12">1</text:p>
      <text:p text:style-name="P12">Valore fuori range! </text:p>
      <text:p text:style-name="P12">1234567890</text:p>
      <text:p text:style-name="P12">1234567890</text:p>
      <text:p text:style-name="P12">Non è un numero primo! </text:p>
      <text:p text:style-name="P12">Non è un numero primo! </text:p>
      <text:p text:style-name="P12">123</text:p>
      <text:p text:style-name="P12">Non è un numero primo! </text:p>
      <text:p text:style-name="P12">231</text:p>
      <text:p text:style-name="P12">Non è un numero primo! </text:p>
      <text:p text:style-name="P12">233</text:p>
      <text:p text:style-name="P12">247</text:p>
      <text:p text:style-name="P12">Non è un numero primo! </text:p>
      <text:p text:style-name="P12">239</text:p>
      <text:p text:style-name="P12"/>
      <text:p text:style-name="P12">Differenza tra i due numeri primi: 6</text:p>
      <text:p text:style-name="P12">Quadrato del Logaritmo naturale del primo minore: 29.71</text:p>
      <text:p text:style-name="P12">Rapporto tra la differenza dei due primi ed il quadrato del Logaritmo naturale del minore: 0.20</text:p>
      <text:p text:style-name="P12"/>
      <text:p text:style-name="P12">La congettura è verificata per i parametri inseriti</text:p>
      <text:p text:style-name="P12"/>
      <text:p text:style-name="P19">Test 1.3.10</text:p>
      <text:p text:style-name="P12">Digita un numero primo ≥ 11 e premere 'Invio'. </text:p>
      <text:p text:style-name="P12">Successivamente digita un altro numero primo consecutivo al precedente e premere 'Invio'.</text:p>
      <text:p text:style-name="P12"/>
      <text:p text:style-name="P12">[]</text:p>
      <text:p text:style-name="P12">Valore fuori range! </text:p>
      <text:p text:style-name="P12">997 </text:p>
      <text:p text:style-name="P12">1010</text:p>
      <text:p text:style-name="P12">Non è un numero primo! </text:p>
      <text:p text:style-name="P12">[1000]</text:p>
      <text:p text:style-name="P12">Valore fuori range! </text:p>
      <text:p text:style-name="P12"><text:soft-page-break/>1003</text:p>
      <text:p text:style-name="P12">Non è un numero primo! </text:p>
      <text:p text:style-name="P12">999</text:p>
      <text:p text:style-name="P12">Non è un numero primo! </text:p>
      <text:p text:style-name="P12">1000</text:p>
      <text:p text:style-name="P12">Non è un numero primo! </text:p>
      <text:p text:style-name="P12">1001</text:p>
      <text:p text:style-name="P12">Non è un numero primo! </text:p>
      <text:p text:style-name="P12">1002</text:p>
      <text:p text:style-name="P12">Non è un numero primo! </text:p>
      <text:p text:style-name="P12">1003</text:p>
      <text:p text:style-name="P12">Non è un numero primo! </text:p>
      <text:p text:style-name="P12">1004</text:p>
      <text:p text:style-name="P12">Non è un numero primo! </text:p>
      <text:p text:style-name="P12">1005</text:p>
      <text:p text:style-name="P12">Non è un numero primo! </text:p>
      <text:p text:style-name="P12">1006</text:p>
      <text:p text:style-name="P12">Non è un numero primo! </text:p>
      <text:p text:style-name="P12">1007</text:p>
      <text:p text:style-name="P12">Non è un numero primo! </text:p>
      <text:p text:style-name="P12">1008</text:p>
      <text:p text:style-name="P12">Non è un numero primo! </text:p>
      <text:p text:style-name="P12">1009</text:p>
      <text:p text:style-name="P12"/>
      <text:p text:style-name="P12">Differenza tra i due numeri primi: 12</text:p>
      <text:p text:style-name="P12">Quadrato del Logaritmo naturale del primo minore: 47.68</text:p>
      <text:p text:style-name="P12">Rapporto tra la differenza dei due primi ed il quadrato del Logaritmo naturale del minore: 0.25</text:p>
      <text:p text:style-name="P12"/>
      <text:p text:style-name="P12">La congettura è verificata per i parametri inserit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6:56:06.467787959</meta:creation-date>
    <dc:date>2022-12-19T17:40:25.272807575</dc:date>
    <meta:editing-duration>PT11M4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1" meta:paragraph-count="517" meta:word-count="2295" meta:character-count="12185" meta:non-whitespace-character-count="10168"/>
  </office:meta>
</office:document-meta>
</file>